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cc0066"/>
    </style:style>
    <style:style style:name="ce6" style:family="table-cell" style:parent-style-name="Default">
      <style:table-cell-properties fo:background-color="#000099"/>
    </style:style>
    <style:style style:name="ce7" style:family="table-cell" style:parent-style-name="Default">
      <style:table-cell-properties fo:background-color="#801900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007826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00331a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24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12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6"/>
          <table:table-cell table:number-columns-repeated="2" table:style-name="ce8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7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7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7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7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7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6"/>
          <table:table-cell table:style-name="ce7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table:style-name="ce7" office:value-type="float" office:value="7" calcext:value-type="float">
            <text:p>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table:style-name="ce8" office:value-type="float" office:value="8" calcext:value-type="float">
            <text:p>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number-columns-repeated="3" table:style-name="ce10" office:value-type="float" office:value="25" calcext:value-type="float">
            <text:p>2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4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float" office:value="61" calcext:value-type="float">
            <text:p>61</text:p>
          </table:table-cell>
          <table:table-cell/>
          <table:table-cell table:style-name="ce9" office:value-type="float" office:value="38" calcext:value-type="float">
            <text:p>3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/>
          <table:table-cell table:style-name="ce6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16" table:style-name="ce3" office:value-type="float" office:value="2" calcext:value-type="float">
            <text:p>2</text:p>
          </table:table-cell>
          <table:table-cell table:number-columns-repeated="9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8:12:57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7:46:55.460000000</dc:date>
    <meta:editing-duration>P1DT4H59S</meta:editing-duration>
    <meta:editing-cycles>18</meta:editing-cycles>
    <meta:generator>LibreOffice/5.1.3.2$Windows_x86 LibreOffice_project/644e4637d1d8544fd9f56425bd6cec110e49301b</meta:generator>
    <meta:document-statistic meta:table-count="1" meta:cell-count="171" meta:object-count="0"/>
  </office:meta>
</office:document-meta>
</file>